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953cm"/>
    </style:style>
    <style:style style:name="co1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4.235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text-line-through-style="none" style:text-line-through-type="none" fo:font-size="10pt" style:text-underline-style="none" style:font-size-asian="10pt" style:font-size-complex="10pt"/>
    </style:style>
    <style:style style:name="T6" style:family="text">
      <style:text-properties fo:color="#000000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color="#000000"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10pt" style:font-size-asian="10pt" style:font-size-complex="10pt"/>
    </style:style>
    <style:style style:name="T10" style:family="text">
      <style:text-properties fo:color="#000000" fo:font-size="10pt" style:font-size-asian="10pt" style:font-size-complex="10pt" fo:font-weight="bold" style:font-weight-asian="bold" style:font-weight-complex="bold"/>
    </style:style>
    <style:style style:name="T11" style:family="text">
      <style:text-properties fo:color="#000000" fo:font-size="10pt" style:font-size-asian="10pt" style:font-size-complex="10pt" fo:font-weight="normal" style:font-weight-asian="normal" style:font-weight-complex="normal"/>
    </style:style>
    <style:style style:name="T12" style:family="text">
      <style:text-properties fo:color="#000000" fo:font-size="10pt" style:text-underline-style="none" style:text-underline-color="font-color" style:text-line-through-type="none" style:font-size-asian="10pt" style:font-size-complex="10pt"/>
    </style:style>
    <style:style style:name="T13" style:family="text">
      <style:text-properties fo:color="#000000" fo:font-size="10pt" style:text-underline-style="none" style:text-underline-color="font-color" style:text-line-through-type="none" style:font-size-asian="10pt" style:font-size-complex="10pt" fo:font-weight="bold" style:font-weight-asian="bold" style:font-weight-complex="bold"/>
    </style:style>
    <style:style style:name="T14" style:family="text">
      <style:text-properties fo:color="#000000" fo:font-size="10pt" style:text-underline-style="none" style:text-underline-color="font-color" style:text-line-through-type="none" style:font-size-asian="10pt" style:font-size-complex="10pt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ce6"/>
        <table:table-row table:style-name="ro1">
          <table:table-cell table:style-name="ce4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8">Abréviation de 3 lettres max pour désigner </text:span></text:p>
              <text:p text:style-name="P1"><text:span text:style-name="T8">le champ de caractères</text:span></text:p>
              <text:p text:style-name="P1"><text:span text:style-name="T8"/></text:p>
            </office:annotation>
            <text:p>Typ</text:p>
          </table:table-cell>
          <table:table-cell table:style-name="ce4" office:value-type="string" calcext:value-type="string">
            <text:p>Libellé</text:p>
          </table:table-cell>
          <table:table-cell table:style-name="ce4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8">Nom de code</text:span></text:p>
            </office:annotation>
            <text:p>Nomc</text:p>
          </table:table-cell>
          <table:table-cell table:style-name="ce4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8">Taille en caractères</text:span></text:p>
              <text:p text:style-name="P1"><text:span text:style-name="T8"/></text:p>
            </office:annotation>
            <text:p>Taille</text:p>
          </table:table-cell>
          <table:table-cell table:style-name="ce4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8">Commence à 1</text:span><text:span text:style-name="T8"><text:tab/></text:span></text:p>
            </office:annotation>
            <text:p>Début</text:p>
          </table:table-cell>
          <table:table-cell table:style-name="ce4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8">Numéro du dernier caractère (compris) du champ</text:span></text:p>
              <text:p text:style-name="P1"><text:span text:style-name="T8"/></text:p>
            </office:annotation>
            <text:p>Fin</text:p>
          </table:table-cell>
          <table:table-cell table:style-name="ce4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8">O = Obligatoire, F=Facultatif</text:span></text:p>
              <text:p text:style-name="P1"><text:span text:style-name="T8"/></text:p>
            </office:annotation>
            <text:p>Obligatoire[1]</text:p>
          </table:table-cell>
          <table:table-cell table:style-name="ce4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8">Type désigné par la norme.</text:span></text:p>
              <text:p text:style-name="P1"><text:span text:style-name="T8">A = Alphabétique</text:span></text:p>
              <text:p text:style-name="P1"><text:span text:style-name="T8">N = Numérique</text:span></text:p>
              <text:p text:style-name="P1"><text:span text:style-name="T8"/></text:p>
            </office:annotation>
            <text:p>Type[2]</text:p>
          </table:table-cell>
          <table:table-cell table:style-name="ce4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8">Type préférentiel</text:span></text:p>
              <text:p text:style-name="P1"><text:span text:style-name="T8">C'est le type que le programme devra utiliser.</text:span></text:p>
              <text:p text:style-name="P1"><text:span text:style-name="T8">A = Alphabétique</text:span></text:p>
              <text:p text:style-name="P1"><text:span text:style-name="T8">N = Numérique</text:span></text:p>
              <text:p text:style-name="P1"><text:span text:style-name="T8">D = Date au format défini dans la colonne Remarques</text:span></text:p>
              <text:p text:style-name="P1"><text:span text:style-name="T8">(Le type A entraînera le moins d'erreurs de rejet mais devra être </text:span></text:p>
              <text:p text:style-name="P1"><text:span text:style-name="T8">retraité ensuite pour être correctement converti)</text:span></text:p>
              <text:p text:style-name="P1"><text:span text:style-name="T8"/></text:p>
            </office:annotation>
            <text:p>TypePref</text:p>
          </table:table-cell>
          <table:table-cell table:style-name="ce4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8">NA/NA;Gauche/Espace ; Droite/Zéro</text:span></text:p>
            </office:annotation>
            <text:p>Cadrage/Remplissage[3]</text:p>
          </table:table-cell>
          <table:table-cell table:style-name="ce4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8">Remarques, ou bien format à utiliser</text:span></text:p>
              <text:p text:style-name="P1"><text:span text:style-name="T8">Dans le cas d'un champ Date</text:span></text:p>
              <text:p text:style-name="P1"><text:span text:style-name="T8"/></text:p>
              <text:p text:style-name="P1"><text:span text:style-name="T8"/></text:p>
            </office:annotation>
            <text:p>Remarques</text:p>
          </table:table-cell>
          <table:table-cell table:style-name="ce4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8">Inddique le champ pour lequel ce champ sert de compteur</text:span></text:p>
              <text:p text:style-name="P1"><text:span text:style-name="T8"/></text:p>
              <text:p text:style-name="P1"><text:span text:style-name="T8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Type d’enregistrement </text:p>
          </table:table-cell>
          <table:table-cell table:style-name="ce5" office:value-type="string" calcext:value-type="string">
            <text:p>TY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roite/Zéro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Type d’émetteur </text:p>
          </table:table-cell>
          <table:table-cell table:style-name="ce5" office:value-type="string" calcext:value-type="string">
            <text:p>TE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Numéro d’émetteur </text:p>
          </table:table-cell>
          <table:table-cell table:style-name="ce5" office:value-type="string" calcext:value-type="string">
            <text:p>NEM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Programme émetteur </text:p>
          </table:table-cell>
          <table:table-cell table:style-name="ce5" office:value-type="string" calcext:value-type="string">
            <text:p>PEM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Type de destinataire </text:p>
          </table:table-cell>
          <table:table-cell table:style-name="ce5" office:value-type="string" calcext:value-type="string">
            <text:p>TDE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Numéro de destinataire </text:p>
          </table:table-cell>
          <table:table-cell table:style-name="ce5" office:value-type="string" calcext:value-type="string">
            <text:p>NDE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Programme destinataire </text:p>
          </table:table-cell>
          <table:table-cell table:style-name="ce5" office:value-type="string" calcext:value-type="string">
            <text:p>PDE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Application - type d’échange </text:p>
          </table:table-cell>
          <table:table-cell table:style-name="ce5" office:value-type="string" calcext:value-type="string">
            <text:p>ATE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Identification du fichier </text:p>
          </table:table-cell>
          <table:table-cell table:style-name="ce5" office:value-type="string" calcext:value-type="string">
            <text:p>IFI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Date de création du fichier </text:p>
          </table:table-cell>
          <table:table-cell table:style-name="ce5" office:value-type="string" calcext:value-type="string">
            <text:p>DCF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Zone inutilisée </text:p>
          </table:table-cell>
          <table:table-cell table:style-name="ce5" office:value-type="string" calcext:value-type="string">
            <text:p>ZI1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Numéro chronologie </text:p>
          </table:table-cell>
          <table:table-cell table:style-name="ce5" office:value-type="string" calcext:value-type="string">
            <text:p>NCH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Type de fichier </text:p>
          </table:table-cell>
          <table:table-cell table:style-name="ce5" office:value-type="string" calcext:value-type="string">
            <text:p>T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Numéro de version </text:p>
          </table:table-cell>
          <table:table-cell table:style-name="ce5" office:value-type="string" calcext:value-type="string">
            <text:p>NVE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5" office:value-type="string" calcext:value-type="string">
            <text:p>Zone inutilisée </text:p>
          </table:table-cell>
          <table:table-cell table:style-name="ce5" office:value-type="string" calcext:value-type="string">
            <text:p>ZI2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7.755cm" draw:caption-point-x="-0.666cm" draw:caption-point-y="-0.521cm">
              <dc:date>2017-06-14T00:00:00</dc:date>
              <text:p text:style-name="P1"><text:span text:style-name="T8">Obligatoire :</text:span></text:p>
              <text:p text:style-name="P1"><text:span text:style-name="T8">Indique que la colonne suivante donne</text:span></text:p>
              <text:p text:style-name="P1"><text:span text:style-name="T8">Le type de traitement de champs à utiliser.</text:span></text:p>
              <text:p text:style-name="P1"><text:span text:style-name="T8">Pour un RHS, utiliser RHS1.</text:span></text:p>
              <text:p text:style-name="P1"><text:span text:style-name="T8">Pour un RSA, utiliser RSA1</text:span></text:p>
              <text:p text:style-name="P1"><text:span text:style-name="T8">Pour un RSS, utiliser RSS1</text:span></text:p>
              <text:p text:style-name="P1"><text:span text:style-name="T8">Pour un ensemble monotone de champs, utiliser MONO.</text:span></text:p>
              <text:p text:style-name="P1"><text:span text:style-name="T8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>
        <office:forms form:automatic-focus="false" form:apply-design-mode="false"/>
        <table:table-column table:style-name="co13" table:default-cell-style-name="ce2"/>
        <table:table-column table:style-name="co12" table:number-columns-repeated="8" table:default-cell-style-name="ce2"/>
        <table:table-row table:style-name="ro1">
          <table:table-cell table:style-name="Default" table:number-columns-repeated="5"/>
          <table:table-cell table:style-name="Default" office:value-type="string" calcext:value-type="string">
            <text:p>taille</text:p>
          </table:table-cell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um </text:p>
          </table:table-cell>
          <table:table-cell table:formula="of:=LEFT([.C2];1)" office:value-type="string" office:string-value="N" calcext:value-type="string">
            <text:p>N</text:p>
          </table:table-cell>
          <table:table-cell table:formula="of:=IF([.D2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2]+3-1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2">Valeur ‘</text:span><text:span text:style-name="T3">000</text:span><text:span text:style-name="T4">’ </text:span></text:p>
          </table:table-cell>
        </table:table-row>
        <table:table-row table:style-name="ro1">
          <table:table-cell office:value-type="string" calcext:value-type="string">
            <text:p>Type d’émetteur 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Alpha </text:p>
          </table:table-cell>
          <table:table-cell table:formula="of:=LEFT([.C3];1)" office:value-type="string" office:string-value="A" calcext:value-type="string">
            <text:p>A</text:p>
          </table:table-cell>
          <table:table-cell table:formula="of:=IF([.D3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2]+[.F2]" office:value-type="float" office:value="4" calcext:value-type="float">
            <text:p>4</text:p>
          </table:table-cell>
          <table:table-cell table:formula="of:=[.G3]+3-1" office:value-type="float" office:value="6" calcext:value-type="float">
            <text:p>6</text:p>
          </table:table-cell>
          <table:table-cell office:value-type="string" calcext:value-type="string">
            <text:p>Valeur ‘AM’ </text:p>
          </table:table-cell>
        </table:table-row>
        <table:table-row table:style-name="ro2">
          <table:table-cell office:value-type="string" calcext:value-type="string">
            <text:p>Numéro d’émetteur 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Num </text:p>
          </table:table-cell>
          <table:table-cell table:formula="of:=LEFT([.C4];1)" office:value-type="string" office:string-value="N" calcext:value-type="string">
            <text:p>N</text:p>
          </table:table-cell>
          <table:table-cell table:formula="of:=IF([.D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3]+[.F3]" office:value-type="float" office:value="6" calcext:value-type="float">
            <text:p>6</text:p>
          </table:table-cell>
          <table:table-cell table:formula="of:=[.G4]+3-1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2">Valeur ‘</text:span><text:span text:style-name="T3">0000000100000</text:span><text:span text:style-name="T4">’ </text:span></text:p>
          </table:table-cell>
        </table:table-row>
        <table:table-row table:style-name="ro2">
          <table:table-cell office:value-type="string" calcext:value-type="string">
            <text:p>Programme émetteur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Alpha </text:p>
          </table:table-cell>
          <table:table-cell table:formula="of:=LEFT([.C5];1)" office:value-type="string" office:string-value="A" calcext:value-type="string">
            <text:p>A</text:p>
          </table:table-cell>
          <table:table-cell table:formula="of:=IF([.D5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4]+[.F4]" office:value-type="float" office:value="20" calcext:value-type="float">
            <text:p>20</text:p>
          </table:table-cell>
          <table:table-cell table:formula="of:=[.G5]+3-1"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2">Valeur ‘</text:span><text:span text:style-name="T3">TABGHS</text:span><text:span text:style-name="T4">’ </text:span></text:p>
          </table:table-cell>
        </table:table-row>
        <table:table-row table:style-name="ro1">
          <table:table-cell office:value-type="string" calcext:value-type="string">
            <text:p>Type de destinataire </text:p>
          </table:table-cell>
          <table:table-cell office:value-type="string" calcext:value-type="string">
            <text:p>TDE</text:p>
          </table:table-cell>
          <table:table-cell office:value-type="string" calcext:value-type="string">
            <text:p>Alpha </text:p>
          </table:table-cell>
          <table:table-cell table:formula="of:=LEFT([.C6];1)" office:value-type="string" office:string-value="A" calcext:value-type="string">
            <text:p>A</text:p>
          </table:table-cell>
          <table:table-cell table:formula="of:=IF([.D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5]+[.F5]" office:value-type="float" office:value="26" calcext:value-type="float">
            <text:p>26</text:p>
          </table:table-cell>
          <table:table-cell table:formula="of:=[.G6]+3-1" office:value-type="float" office:value="28" calcext:value-type="float">
            <text:p>28</text:p>
          </table:table-cell>
          <table:table-cell office:value-type="string" calcext:value-type="string">
            <text:p>Valeur ‘CT’ </text:p>
          </table:table-cell>
        </table:table-row>
        <table:table-row table:style-name="ro2">
          <table:table-cell office:value-type="string" calcext:value-type="string">
            <text:p>Numéro de destinataire 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um </text:p>
          </table:table-cell>
          <table:table-cell table:formula="of:=LEFT([.C7];1)" office:value-type="string" office:string-value="N" calcext:value-type="string">
            <text:p>N</text:p>
          </table:table-cell>
          <table:table-cell table:formula="of:=IF([.D7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6]+[.F6]" office:value-type="float" office:value="28" calcext:value-type="float">
            <text:p>28</text:p>
          </table:table-cell>
          <table:table-cell table:formula="of:=[.G7]+3-1" office:value-type="float" office:value="30" calcext:value-type="float">
            <text:p>30</text:p>
          </table:table-cell>
          <table:table-cell table:style-name="ce3" office:value-type="string" calcext:value-type="string">
            <text:p><text:span text:style-name="T2">Valeur ‘</text:span><text:span text:style-name="T3">00000001000000</text:span><text:span text:style-name="T4">’ </text:span></text:p>
          </table:table-cell>
        </table:table-row>
        <table:table-row table:style-name="ro2">
          <table:table-cell office:value-type="string" calcext:value-type="string">
            <text:p>Programme destinataire </text:p>
          </table:table-cell>
          <table:table-cell office:value-type="string" calcext:value-type="string">
            <text:p>PDE</text:p>
          </table:table-cell>
          <table:table-cell office:value-type="string" calcext:value-type="string">
            <text:p>Alpha </text:p>
          </table:table-cell>
          <table:table-cell table:formula="of:=LEFT([.C8];1)" office:value-type="string" office:string-value="A" calcext:value-type="string">
            <text:p>A</text:p>
          </table:table-cell>
          <table:table-cell table:formula="of:=IF([.D8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7]+[.F7]" office:value-type="float" office:value="42" calcext:value-type="float">
            <text:p>42</text:p>
          </table:table-cell>
          <table:table-cell table:formula="of:=[.G8]+3-1" office:value-type="float" office:value="44" calcext:value-type="float">
            <text:p>44</text:p>
          </table:table-cell>
          <table:table-cell table:style-name="ce3" office:value-type="string" calcext:value-type="string">
            <text:p><text:span text:style-name="T2">Valeur ‘</text:span><text:span text:style-name="T3">GHX000</text:span><text:span text:style-name="T4">’ </text:span></text:p>
          </table:table-cell>
        </table:table-row>
        <table:table-row table:style-name="ro1">
          <table:table-cell office:value-type="string" calcext:value-type="string">
            <text:p>Application - type d’échange 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lpha </text:p>
          </table:table-cell>
          <table:table-cell table:formula="of:=LEFT([.C9];1)" office:value-type="string" office:string-value="A" calcext:value-type="string">
            <text:p>A</text:p>
          </table:table-cell>
          <table:table-cell table:formula="of:=IF([.D9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8]+[.F8]" office:value-type="float" office:value="48" calcext:value-type="float">
            <text:p>48</text:p>
          </table:table-cell>
          <table:table-cell table:formula="of:=[.G9]+3-1" office:value-type="float" office:value="50" calcext:value-type="float">
            <text:p>50</text:p>
          </table:table-cell>
          <table:table-cell office:value-type="string" calcext:value-type="string">
            <text:p>Valeur ‘NX’ </text:p>
          </table:table-cell>
        </table:table-row>
        <table:table-row table:style-name="ro2">
          <table:table-cell office:value-type="string" calcext:value-type="string">
            <text:p>Identification du fichier </text:p>
          </table:table-cell>
          <table:table-cell office:value-type="string" calcext:value-type="string">
            <text:p>IFI</text:p>
          </table:table-cell>
          <table:table-cell office:value-type="string" calcext:value-type="string">
            <text:p>Alpha </text:p>
          </table:table-cell>
          <table:table-cell table:formula="of:=LEFT([.C10];1)" office:value-type="string" office:string-value="A" calcext:value-type="string">
            <text:p>A</text:p>
          </table:table-cell>
          <table:table-cell table:formula="of:=IF([.D10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" calcext:value-type="float">
            <text:p>3</text:p>
          </table:table-cell>
          <table:table-cell table:formula="of:=[.G9]+[.F9]" office:value-type="float" office:value="50" calcext:value-type="float">
            <text:p>50</text:p>
          </table:table-cell>
          <table:table-cell table:formula="of:=[.G10]+3-1" office:value-type="float" office:value="52" calcext:value-type="float">
            <text:p>52</text:p>
          </table:table-cell>
          <table:table-cell table:style-name="ce3" office:value-type="string" calcext:value-type="string">
            <text:p><text:span text:style-name="T2">Valeur ‘</text:span><text:span text:style-name="T3">GHS</text:span><text:span text:style-name="T4">’ </text:span></text:p>
          </table:table-cell>
        </table:table-row>
        <table:table-row table:style-name="ro1">
          <table:table-cell office:value-type="string" calcext:value-type="string">
            <text:p>Date de création du fichier 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Num </text:p>
          </table:table-cell>
          <table:table-cell table:formula="of:=LEFT([.C11];1)" office:value-type="string" office:string-value="N" calcext:value-type="string">
            <text:p>N</text:p>
          </table:table-cell>
          <table:table-cell table:formula="of:=IF([.D11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8" calcext:value-type="float">
            <text:p>8</text:p>
          </table:table-cell>
          <table:table-cell table:formula="of:=[.G10]+[.F10]" office:value-type="float" office:value="53" calcext:value-type="float">
            <text:p>53</text:p>
          </table:table-cell>
          <table:table-cell table:formula="of:=[.G11]+3-1" office:value-type="float" office:value="55" calcext:value-type="float">
            <text:p>55</text:p>
          </table:table-cell>
          <table:table-cell office:value-type="string" calcext:value-type="string">
            <text:p>Sous la forme SSAAMMJJ </text:p>
          </table:table-cell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1</text:p>
          </table:table-cell>
          <table:table-cell office:value-type="string" calcext:value-type="string">
            <text:p>Alpha </text:p>
          </table:table-cell>
          <table:table-cell table:formula="of:=LEFT([.C12];1)" office:value-type="string" office:string-value="A" calcext:value-type="string">
            <text:p>A</text:p>
          </table:table-cell>
          <table:table-cell table:formula="of:=IF([.D12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4" calcext:value-type="float">
            <text:p>24</text:p>
          </table:table-cell>
          <table:table-cell table:formula="of:=[.G11]+[.F11]" office:value-type="float" office:value="61" calcext:value-type="float">
            <text:p>61</text:p>
          </table:table-cell>
          <table:table-cell table:formula="of:=[.G12]+3-1" office:value-type="float" office:value="63" calcext:value-type="float">
            <text:p>63</text:p>
          </table:table-cell>
          <table:table-cell office:value-type="string" calcext:value-type="string">
            <text:p>Initialisé à blanc </text:p>
          </table:table-cell>
        </table:table-row>
        <table:table-row table:style-name="ro1">
          <table:table-cell office:value-type="string" calcext:value-type="string">
            <text:p>Numéro chronologie 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Num </text:p>
          </table:table-cell>
          <table:table-cell table:formula="of:=LEFT([.C13];1)" office:value-type="string" office:string-value="N" calcext:value-type="string">
            <text:p>N</text:p>
          </table:table-cell>
          <table:table-cell table:formula="of:=IF([.D13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5" calcext:value-type="float">
            <text:p>5</text:p>
          </table:table-cell>
          <table:table-cell table:formula="of:=[.G12]+[.F12]" office:value-type="float" office:value="85" calcext:value-type="float">
            <text:p>85</text:p>
          </table:table-cell>
          <table:table-cell table:formula="of:=[.G13]+3-1" office:value-type="float" office:value="87" calcext:value-type="float">
            <text:p>87</text:p>
          </table:table-cell>
          <table:table-cell office:value-type="string" calcext:value-type="string">
            <text:p>Valeur &gt; 00000 </text:p>
          </table:table-cell>
        </table:table-row>
        <table:table-row table:style-name="ro3">
          <table:table-cell office:value-type="string" calcext:value-type="string">
            <text:p>Type de fichier </text:p>
          </table:table-cell>
          <table:table-cell office:value-type="string" calcext:value-type="string">
            <text:p>TFI</text:p>
          </table:table-cell>
          <table:table-cell office:value-type="string" calcext:value-type="string">
            <text:p>Num </text:p>
          </table:table-cell>
          <table:table-cell table:formula="of:=LEFT([.C14];1)" office:value-type="string" office:string-value="N" calcext:value-type="string">
            <text:p>N</text:p>
          </table:table-cell>
          <table:table-cell table:formula="of:=IF([.D1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" calcext:value-type="float">
            <text:p>1</text:p>
          </table:table-cell>
          <table:table-cell table:formula="of:=[.G13]+[.F13]" office:value-type="float" office:value="90" calcext:value-type="float">
            <text:p>90</text:p>
          </table:table-cell>
          <table:table-cell table:formula="of:=[.G14]+3-1" office:value-type="float" office:value="92" calcext:value-type="float">
            <text:p>92</text:p>
          </table:table-cell>
          <table:table-cell table:style-name="ce3" office:value-type="string" calcext:value-type="string">
            <text:p>Valeurs </text:p>
            <text:p><text:span text:style-name="T5">‘</text:span><text:span text:style-name="T6">1</text:span><text:span text:style-name="T7">’ = Fichier en annule et remplace </text:span></text:p>
          </table:table-cell>
        </table:table-row>
        <table:table-row table:style-name="ro3">
          <table:table-cell office:value-type="string" calcext:value-type="string">
            <text:p>Numéro de version </text:p>
          </table:table-cell>
          <table:table-cell office:value-type="string" calcext:value-type="string">
            <text:p>NVE</text:p>
          </table:table-cell>
          <table:table-cell office:value-type="string" calcext:value-type="string">
            <text:p>Num </text:p>
          </table:table-cell>
          <table:table-cell table:formula="of:=LEFT([.C15];1)" office:value-type="string" office:string-value="N" calcext:value-type="string">
            <text:p>N</text:p>
          </table:table-cell>
          <table:table-cell table:formula="of:=IF([.D15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4" calcext:value-type="float">
            <text:p>4</text:p>
          </table:table-cell>
          <table:table-cell table:formula="of:=[.G14]+[.F14]" office:value-type="float" office:value="91" calcext:value-type="float">
            <text:p>91</text:p>
          </table:table-cell>
          <table:table-cell table:formula="of:=[.G15]+3-1" office:value-type="float" office:value="93" calcext:value-type="float">
            <text:p>93</text:p>
          </table:table-cell>
          <table:table-cell office:value-type="string" calcext:value-type="string">
            <text:p>Valeur : '0901' </text:p>
            <text:p><text:span text:style-name="T5">Evolue avec la structure de la base </text:span></text:p>
          </table:table-cell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2</text:p>
          </table:table-cell>
          <table:table-cell office:value-type="string" calcext:value-type="string">
            <text:p>Alpha </text:p>
          </table:table-cell>
          <table:table-cell table:formula="of:=LEFT([.C16];1)" office:value-type="string" office:string-value="A" calcext:value-type="string">
            <text:p>A</text:p>
          </table:table-cell>
          <table:table-cell table:formula="of:=IF([.D1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4" calcext:value-type="float">
            <text:p>34</text:p>
          </table:table-cell>
          <table:table-cell table:formula="of:=[.G15]+[.F15]" office:value-type="float" office:value="95" calcext:value-type="float">
            <text:p>95</text:p>
          </table:table-cell>
          <table:table-cell table:formula="of:=[.G16]+3-1" office:value-type="float" office:value="97" calcext:value-type="float">
            <text:p>97</text:p>
          </table:table-cell>
          <table:table-cell office:value-type="string" calcext:value-type="string">
            <text:p>Initialisé à blanc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3:00.4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53:20.596000000</dc:date>
    <meta:editing-duration>PT1H36M47S</meta:editing-duration>
    <meta:editing-cycles>30</meta:editing-cycles>
    <meta:document-statistic meta:table-count="2" meta:cell-count="303" meta:object-count="0"/>
  </office:meta>
</office:document-meta>
</file>